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Courier New"/>
    </style:style>
    <style:style style:name="P2" style:family="paragraph" style:parent-style-name="Standard" style:list-style-name="L3">
      <style:paragraph-properties fo:line-height="150%"/>
      <style:text-properties style:font-name="Courier New"/>
    </style:style>
    <style:style style:name="P3" style:family="paragraph" style:parent-style-name="Standard" style:list-style-name="L6">
      <style:paragraph-properties fo:line-height="150%"/>
      <style:text-properties style:font-name="Courier New"/>
    </style:style>
    <style:style style:name="P4" style:family="paragraph" style:parent-style-name="Standard" style:list-style-name="L4">
      <style:paragraph-properties fo:line-height="150%"/>
      <style:text-properties style:font-name="Courier New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esteu les següents qüestions amb un processador de paraules i entregueu la resposta impresa, no acceptaré feines escrites a mà.</text:p>
      <text:p text:style-name="P1"/>
      <text:p text:style-name="P1"/>
      <text:list xml:id="list1707614215" text:style-name="L3">
        <text:list-item>
          <text:p text:style-name="P2">Defineix els següents conceptes:</text:p>
        </text:list-item>
      </text:list>
      <text:list xml:id="list114766523" text:style-name="L6">
        <text:list-item>
          <text:list>
            <text:list-item>
              <text:p text:style-name="P3">Realitat</text:p>
            </text:list-item>
            <text:list-item>
              <text:p text:style-name="P3">Coneixement</text:p>
              <text:p text:style-name="P3"/>
            </text:list-item>
          </text:list>
        </text:list-item>
      </text:list>
      <text:list xml:id="list655910456" text:continue-list="list1707614215" text:style-name="L3">
        <text:list-item>
          <text:p text:style-name="P2">Compara dues de les concepcions ontològiques explicades a classe.</text:p>
          <text:p text:style-name="P2"/>
        </text:list-item>
        <text:list-item>
          <text:p text:style-name="P2">Compara dues de les concepcions gnoseològiques explicades a classe.</text:p>
        </text:list-item>
      </text:list>
      <text:list xml:id="list1722979472" text:style-name="L4">
        <text:list-item>
          <text:list>
            <text:list-header>
              <text:p text:style-name="P4"/>
            </text:list-header>
          </text:list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Óscar </meta:initial-creator>
    <meta:creation-date>2013-03-06T06:27:35</meta:creation-date>
    <dc:date>2013-03-06T06:37:29</dc:date>
    <dc:creator>Óscar </dc:creator>
    <meta:editing-duration>PT5M51S</meta:editing-duration>
    <meta:editing-cycles>3</meta:editing-cycles>
    <meta:generator>LibreOffice/3.5$Linux_X86_64 LibreOffice_project/350m1$Build-2</meta:generator>
    <meta:document-statistic meta:table-count="0" meta:image-count="0" meta:object-count="0" meta:page-count="1" meta:paragraph-count="6" meta:word-count="49" meta:character-count="151" meta:non-whitespace-character-count="285"/>
  </office:meta>
</office:document-meta>
</file>